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2386" officeooo:paragraph-rsid="001f238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f2386" officeooo:paragraph-rsid="001f2386" style:font-size-asian="14pt" style:font-size-complex="14pt"/>
    </style:style>
    <style:style style:name="P3" style:family="paragraph" style:parent-style-name="Standard">
      <style:text-properties fo:font-size="14pt" officeooo:rsid="001f2386" officeooo:paragraph-rsid="0020cfd0" style:font-size-asian="14pt" style:font-size-complex="14pt"/>
    </style:style>
    <style:style style:name="P4" style:family="paragraph" style:parent-style-name="Standard">
      <style:text-properties fo:font-size="14pt" officeooo:rsid="001f2386" officeooo:paragraph-rsid="00253968" style:font-size-asian="14pt" style:font-size-complex="14pt"/>
    </style:style>
    <style:style style:name="P5" style:family="paragraph" style:parent-style-name="Standard">
      <style:text-properties fo:font-size="14pt" officeooo:rsid="001f2386" officeooo:paragraph-rsid="002f6606" style:font-size-asian="14pt" style:font-size-complex="14pt"/>
    </style:style>
    <style:style style:name="P6" style:family="paragraph" style:parent-style-name="Standard">
      <style:text-properties fo:font-size="14pt" officeooo:rsid="001f2386" officeooo:paragraph-rsid="0032c737" style:font-size-asian="14pt" style:font-size-complex="14pt"/>
    </style:style>
    <style:style style:name="P7" style:family="paragraph" style:parent-style-name="Standard">
      <style:text-properties fo:font-size="14pt" officeooo:rsid="001f2386" officeooo:paragraph-rsid="0037a918" style:font-size-asian="14pt" style:font-size-complex="14pt"/>
    </style:style>
    <style:style style:name="P8" style:family="paragraph" style:parent-style-name="Standard">
      <style:text-properties fo:font-size="14pt" officeooo:rsid="001f2386" officeooo:paragraph-rsid="003bd4e8" style:font-size-asian="14pt" style:font-size-complex="14pt"/>
    </style:style>
    <style:style style:name="P9" style:family="paragraph" style:parent-style-name="Standard">
      <style:text-properties fo:font-size="14pt" officeooo:rsid="001f2386" officeooo:paragraph-rsid="004606b4" style:font-size-asian="14pt" style:font-size-complex="14pt"/>
    </style:style>
    <style:style style:name="P10" style:family="paragraph" style:parent-style-name="Standard">
      <style:text-properties fo:font-size="14pt" officeooo:rsid="002403b0" officeooo:paragraph-rsid="002403b0" style:font-size-asian="14pt" style:font-size-complex="14pt"/>
    </style:style>
    <style:style style:name="P11" style:family="paragraph" style:parent-style-name="Standard">
      <style:text-properties fo:font-size="14pt" officeooo:rsid="003591ec" officeooo:paragraph-rsid="003591ec" style:font-size-asian="14pt" style:font-size-complex="14pt"/>
    </style:style>
    <style:style style:name="P12" style:family="paragraph" style:parent-style-name="Standard">
      <style:text-properties fo:font-size="14pt" officeooo:rsid="004430b5" officeooo:paragraph-rsid="004430b5" style:font-size-asian="14pt" style:font-size-complex="14pt"/>
    </style:style>
    <style:style style:name="P13" style:family="paragraph" style:parent-style-name="Standard">
      <style:text-properties officeooo:paragraph-rsid="001f2386"/>
    </style:style>
    <style:style style:name="P14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  <style:text-properties fo:font-size="14pt" officeooo:rsid="00253968" officeooo:paragraph-rsid="00253968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  <style:text-properties fo:font-size="14pt" officeooo:rsid="001f2386" officeooo:paragraph-rsid="00253968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4pt" officeooo:rsid="00253968" officeooo:paragraph-rsid="00253968" style:font-size-asian="14pt" style:font-size-complex="14pt"/>
    </style:style>
    <style:style style:name="P17" style:family="paragraph" style:parent-style-name="Standard" style:master-page-name="">
      <loext:graphic-properties draw:fill="none"/>
      <style:paragraph-properties fo:margin-left="0cm" fo:margin-right="-2cm" fo:text-indent="-2cm" style:auto-text-indent="false" style:page-number="auto" fo:background-color="transparent"/>
      <style:text-properties fo:font-size="14pt" officeooo:rsid="00253968" officeooo:paragraph-rsid="00253968" style:font-size-asian="14pt" style:font-size-complex="14pt"/>
    </style:style>
    <style:style style:name="P18" style:family="paragraph" style:parent-style-name="Standard">
      <style:text-properties fo:font-size="14pt" officeooo:rsid="001f2386" officeooo:paragraph-rsid="001f2386" style:font-size-asian="14pt" style:font-size-complex="14pt"/>
    </style:style>
    <style:style style:name="T1" style:family="text">
      <style:text-properties officeooo:rsid="001dfb61"/>
    </style:style>
    <style:style style:name="T2" style:family="text">
      <style:text-properties fo:font-size="14pt" officeooo:rsid="001f2386" style:font-size-asian="14pt" style:font-size-complex="14pt"/>
    </style:style>
    <style:style style:name="T3" style:family="text">
      <style:text-properties fo:font-size="14pt" officeooo:rsid="002edd9c" style:font-size-asian="14pt" style:font-size-complex="14pt"/>
    </style:style>
    <style:style style:name="T4" style:family="text">
      <style:text-properties fo:font-size="14pt" officeooo:rsid="00310c1c" style:font-size-asian="14pt" style:font-size-complex="14pt"/>
    </style:style>
    <style:style style:name="T5" style:family="text">
      <style:text-properties officeooo:rsid="0020838d"/>
    </style:style>
    <style:style style:name="T6" style:family="text">
      <style:text-properties officeooo:rsid="0020cfd0"/>
    </style:style>
    <style:style style:name="T7" style:family="text">
      <style:text-properties officeooo:rsid="0021fc57"/>
    </style:style>
    <style:style style:name="T8" style:family="text">
      <style:text-properties officeooo:rsid="00253968"/>
    </style:style>
    <style:style style:name="T9" style:family="text">
      <style:text-properties officeooo:rsid="0026f609"/>
    </style:style>
    <style:style style:name="T10" style:family="text">
      <style:text-properties officeooo:rsid="002edd9c"/>
    </style:style>
    <style:style style:name="T11" style:family="text">
      <style:text-properties officeooo:rsid="002f6606"/>
    </style:style>
    <style:style style:name="T12" style:family="text">
      <style:text-properties officeooo:rsid="00310c1c"/>
    </style:style>
    <style:style style:name="T13" style:family="text">
      <style:text-properties officeooo:rsid="0031ddfc"/>
    </style:style>
    <style:style style:name="T14" style:family="text">
      <style:text-properties officeooo:rsid="003591ec"/>
    </style:style>
    <style:style style:name="T15" style:family="text">
      <style:text-properties officeooo:rsid="0037a918"/>
    </style:style>
    <style:style style:name="T16" style:family="text">
      <style:text-properties officeooo:rsid="003876cd"/>
    </style:style>
    <style:style style:name="T17" style:family="text">
      <style:text-properties officeooo:rsid="003bd4e8"/>
    </style:style>
    <style:style style:name="T18" style:family="text">
      <style:text-properties officeooo:rsid="0041553f"/>
    </style:style>
    <style:style style:name="T19" style:family="text">
      <style:text-properties officeooo:rsid="004606b4"/>
    </style:style>
    <style:style style:name="T20" style:family="text">
      <style:text-properties officeooo:rsid="004f05bb"/>
    </style:style>
    <style:style style:name="T21" style:family="text">
      <style:text-properties officeooo:rsid="00525d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stgreSQL</text:p>
      <text:p text:style-name="P1">1) Create a user with only database create access rights.</text:p>
      <text:p text:style-name="P1"><text:tab/><text:span text:style-name="T1">createuser -d joy</text:span></text:p>
      <text:p text:style-name="P1"/>
      <text:p text:style-name="P1">2) Create a user with superuser access rights.</text:p>
      <text:p text:style-name="P1"><text:tab/><text:span text:style-name="T1">createuser -s mike</text:span></text:p>
      <text:p text:style-name="P1"/>
      <text:p text:style-name="P1">3) Create a user with database creation, superuser and role creation access rights.</text:p>
      <text:p text:style-name="P1"><text:tab/>createuser -d -r -s john</text:p>
      <text:p text:style-name="P1"/>
      <text:p text:style-name="P1">4) Drop any one of the users which you have created.</text:p>
      <text:p text:style-name="P1"><text:tab/>dropuser joy</text:p>
      <text:p text:style-name="P1"/>
      <text:p text:style-name="P1">5) Alter any one user's password with your desired password. <text:span text:style-name="T5">(in psql)</text:span></text:p>
      <text:p text:style-name="P1"><text:tab/>alter user mike with password '1234'</text:p>
      <text:p text:style-name="P1"/>
      <text:p text:style-name="P1">6) Create a database. </text:p>
      <text:p text:style-name="P1"><text:tab/>createdb demo</text:p>
      <text:p text:style-name="P1"/>
      <text:p text:style-name="P3">7) Delete a database which is created.</text:p>
      <text:p text:style-name="P1"><text:tab/><text:span text:style-name="T6">drop</text:span><text:span text:style-name="T7">db</text:span><text:span text:style-name="T6"> demo</text:span></text:p>
      <text:p text:style-name="P1"/>
      <text:p text:style-name="P1">8) Create a database and add a table employee with specified fields.</text:p>
      <text:p text:style-name="P1">◦ Employee ID</text:p>
      <text:p text:style-name="P1">◦ Name</text:p>
      <text:p text:style-name="P1">◦ Email</text:p>
      <text:p text:style-name="P1">◦ Phone no</text:p>
      <text:p text:style-name="P1">◦ Designation</text:p>
      <text:p text:style-name="P1">◦ Department</text:p>
      <text:p text:style-name="P1">◦ Birth Date</text:p>
      <text:p text:style-name="P1">◦ Join Date</text:p>
      <text:p text:style-name="P1"/>
      <text:p text:style-name="P1"><text:tab/>create table employee_details ( employee_id serial primary key, name <text:tab/>varchar(50) unique not null,email varchar(50) not null, phone int not <text:tab/>null,designation varchar(30),department varchar(30),birth_date date,join_date <text:tab/>date);</text:p>
      <text:p text:style-name="P1"/>
      <text:p text:style-name="P1"><text:tab/></text:p>
      <text:p text:style-name="P1">9) Modify the table and add two fields as following.</text:p>
      <text:p text:style-name="P1">◦ Level</text:p>
      <text:p text:style-name="P1">◦ Qualification</text:p>
      <text:p text:style-name="P1"/>
      <text:p text:style-name="P10"><text:tab/>alter table employee_details add column level varchar(30),add column <text:tab/>qualification varchar(30) not null;</text:p>
      <text:p text:style-name="P10"/>
      <text:p text:style-name="P1"><text:soft-page-break/>10) Modify a table and Delete a column from the table.</text:p>
      <text:p text:style-name="P1"/>
      <text:p text:style-name="P1"><text:tab/>alter table employee_details drop column level;</text:p>
      <text:p text:style-name="P1"><text:tab/></text:p>
      <text:p text:style-name="P1">11) Insert 10 records with unique employee ids in the employee table.</text:p>
      <text:p text:style-name="P1"/>
      <text:p text:style-name="P4"><text:span text:style-name="T8">i</text:span>nsert into employee_details (employee_id,name,email,phone,designation,department,birth_date,join_date,qualification) values (1,'asad',<text:a xlink:type="simple" xlink:href="mailto:'asad@gmail.com" text:style-name="Internet_20_link" text:visited-style-name="Visited_20_Internet_20_Link">'asad@gmail.com</text:a>',9879704,'traniee','software','12-06-1999','15-06-2020','BE');</text:p>
      <text:p text:style-name="P17"><text:tab/>insert into employee_details (employee_id,name,email,phone,designation,department,birth_date,join_date,qualification) values (2,'raj','<text:a xlink:type="simple" xlink:href="mailto:raj@gmail.com" text:style-name="Internet_20_link" text:visited-style-name="Visited_20_Internet_20_Link">raj@gmail.com</text:a>',978415,'jr.developer','odoo','14-04-1998','15-06-2018','BE IT');</text:p>
      <text:p text:style-name="P14">insert into employee_details (employee_id,name,email,phone,designation,department,birth_date,join_date,qualification) values (3,'jay','jay<text:a xlink:type="simple" xlink:href="mailto:raj@gmail.com" text:style-name="Internet_20_link" text:visited-style-name="Visited_20_Internet_20_Link">@gmail.com</text:a>',658421,'sr.developer','android','08-01-1997','01-01-2017','MCA');</text:p>
      <text:p text:style-name="P14">insert into employee_details (employee_id,name,email,phone,designation,department,birth_date,join_date,qualification) values (4,'dhawan','dhawan<text:a xlink:type="simple" xlink:href="mailto:raj@gmail.com" text:style-name="Internet_20_link" text:visited-style-name="Visited_20_Internet_20_Link">@yahoo.com</text:a>',896651,'jr.developer','odoo','19-03-1999','30-07-2019','BE CE');</text:p>
      <text:p text:style-name="P14">insert into employee_details (employee_id,name,email,phone,designation,department,birth_date,join_date,qualification) values (5,'roy','roy<text:a xlink:type="simple" xlink:href="mailto:raj@gmail.com" text:style-name="Internet_20_link" text:visited-style-name="Visited_20_Internet_20_Link">@gmail.com</text:a>',154643,'<text:span text:style-name="T9">sr.developer</text:span>','o<text:span text:style-name="T9">doo</text:span>','<text:span text:style-name="T9">12</text:span>-<text:span text:style-name="T9">12</text:span>-199<text:span text:style-name="T9">4</text:span>','<text:span text:style-name="T9">27</text:span>-0<text:span text:style-name="T9">8</text:span>-201<text:span text:style-name="T9">6</text:span>','<text:span text:style-name="T9">MCA</text:span>');</text:p>
      <text:p text:style-name="P14">insert into employee_details (employee_id,name,email,phone,designation,department,birth_date,join_date,qualification) values (6,'<text:span text:style-name="T9">dhruvil</text:span>','<text:a xlink:type="simple" xlink:href="mailto:dhruvil@gmail.com" text:style-name="Internet_20_link" text:visited-style-name="Visited_20_Internet_20_Link"><text:span text:style-name="T9">dhruvil</text:span></text:a><text:a xlink:type="simple" xlink:href="mailto:dhruvil@gmail.com" text:style-name="Internet_20_link" text:visited-style-name="Visited_20_Internet_20_Link">@gmail.com</text:a>',<text:span text:style-name="T9">584845</text:span>,'jr.developer','<text:span text:style-name="T9">asp</text:span>.<text:span text:style-name="T9">net</text:span>','<text:span text:style-name="T9">24</text:span>-0<text:span text:style-name="T9">7</text:span>-1998','15-06-201<text:span text:style-name="T9">9</text:span>','BE <text:span text:style-name="T9">IT</text:span>');</text:p>
      <text:p text:style-name="P14">insert into employee_details (employee_id,name,email,phone,designation,department,birth_date,join_date,qualification) values (7,'<text:span text:style-name="T9">ashish</text:span>','<text:a xlink:type="simple" xlink:href="mailto:ashish12@gmail.com" text:style-name="Internet_20_link" text:visited-style-name="Visited_20_Internet_20_Link"><text:span text:style-name="T9">ashish12</text:span></text:a><text:a xlink:type="simple" xlink:href="mailto:ashish12@gmail.com" text:style-name="Internet_20_link" text:visited-style-name="Visited_20_Internet_20_Link">@gmail.com</text:a>',<text:span text:style-name="T9">876469</text:span>,'<text:span text:style-name="T9">jr</text:span>','<text:span text:style-name="T9">business analyst</text:span>','<text:span text:style-name="T9">05</text:span>-0<text:span text:style-name="T9">3</text:span>-199<text:span text:style-name="T9">9</text:span>','<text:span text:style-name="T9">03</text:span>-06-201<text:span text:style-name="T9">9</text:span>','<text:span text:style-name="T9">bca</text:span>');</text:p>
      <text:p text:style-name="P14">insert into employee_details (employee_id,name,email,phone,designation,department,birth_date,join_date,qualification) values (8,'<text:span text:style-name="T9">radhika</text:span>','<text:a xlink:type="simple" xlink:href="mailto:radhika43@gmail.com" text:style-name="Internet_20_link" text:visited-style-name="Visited_20_Internet_20_Link">ra</text:a><text:a xlink:type="simple" xlink:href="mailto:radhika43@gmail.com" text:style-name="Internet_20_link" text:visited-style-name="Visited_20_Internet_20_Link"><text:span text:style-name="T9">dhika43</text:span></text:a><text:a xlink:type="simple" xlink:href="mailto:radhika43@gmail.com" text:style-name="Internet_20_link" text:visited-style-name="Visited_20_Internet_20_Link">@gmail.com</text:a>',<text:span text:style-name="T9">879456</text:span>,'<text:span text:style-name="T9">sr.technical consultant</text:span>','<text:span text:style-name="T9">hr</text:span>','<text:span text:style-name="T9">21</text:span>-0<text:span text:style-name="T9">9</text:span>-199<text:span text:style-name="T9">5</text:span>','1<text:span text:style-name="T9">4</text:span>-0<text:span text:style-name="T9">2</text:span>-201<text:span text:style-name="T9">6</text:span>','BE <text:span text:style-name="T9">CE</text:span>');</text:p>
      <text:p text:style-name="P14">insert into employee_details (employee_id,name,email,phone,designation,department,birth_date,join_date,qualification) values (9,'<text:span text:style-name="T9">prince</text:span>','<text:span text:style-name="T9">prince</text:span><text:a xlink:type="simple" xlink:href="mailto:raj@gmail.com" text:style-name="Internet_20_link" text:visited-style-name="Visited_20_Internet_20_Link">@gmail.com</text:a>',<text:span text:style-name="T9">855466</text:span>,'<text:span text:style-name="T9">traiee</text:span>','odoo','1<text:span text:style-name="T9">9</text:span>-0<text:span text:style-name="T9">8</text:span>-199<text:span text:style-name="T9">9</text:span>','15-<text:span text:style-name="T9">12</text:span>-20<text:span text:style-name="T9">20</text:span>','BE <text:span text:style-name="T9">CE</text:span>');</text:p>
      <text:p text:style-name="P14">insert into employee_details (employee_id,name,email,phone,designation,department,birth_date,join_date,qualification) values (10,'<text:span text:style-name="T9">aakash</text:span>','<text:a xlink:type="simple" xlink:href="mailto:aakash@gmail.com" text:style-name="Internet_20_link" text:visited-style-name="Visited_20_Internet_20_Link"><text:span text:style-name="T9">aakash</text:span></text:a><text:a xlink:type="simple" xlink:href="mailto:aakash@gmail.com" text:style-name="Internet_20_link" text:visited-style-name="Visited_20_Internet_20_Link">@gmail.com</text:a>',<text:span text:style-name="T9">884565</text:span>,'jr.developer','odoo','1<text:span text:style-name="T9">5</text:span>-0<text:span text:style-name="T9">8</text:span>-1998','<text:span text:style-name="T9">03</text:span>-<text:span text:style-name="T9">01</text:span>-201<text:span text:style-name="T9">9</text:span>','<text:span text:style-name="T9">MCA</text:span>');</text:p>
      <text:p text:style-name="P16"/>
      <text:p text:style-name="P15"/>
      <text:p text:style-name="P1"><text:soft-page-break/>12) Update all the records together. Update only one field.</text:p>
      <text:p text:style-name="P1"/>
      <text:p text:style-name="P1"><text:tab/>update employee_details set join_date= '15-12-2020';</text:p>
      <text:p text:style-name="P1"><text:tab/>update employee_details set join_date = '01-01-2020' where employee_id = 3;</text:p>
      <text:p text:style-name="P1"><text:tab/></text:p>
      <text:p text:style-name="P1">13) Delete a single record from a table.</text:p>
      <text:p text:style-name="P1"/>
      <text:p text:style-name="P1"><text:tab/>delete from employee_details where employee_id = 5;</text:p>
      <text:p text:style-name="P1"/>
      <text:p text:style-name="P1">14) Delete all the records from a table using Delete.</text:p>
      <text:p text:style-name="P1"><text:tab/></text:p>
      <text:p text:style-name="P1"><text:tab/>delete from employee_details;</text:p>
      <text:p text:style-name="P1"/>
      <text:p text:style-name="P1">15) Delete all the records from a table without using Delete.</text:p>
      <text:p text:style-name="P1"/>
      <text:p text:style-name="P1"><text:tab/>truncate employee_details;</text:p>
      <text:p text:style-name="P1"/>
      <text:p text:style-name="P1">16) Write a select query with multiple conditions using ‘AND' and ‘OR'.</text:p>
      <text:p text:style-name="P1"><text:tab/></text:p>
      <text:p text:style-name="P1"><text:tab/>select * from employee_details where (designation='jr.developer' and <text:tab/>department='odoo') or (employee_id&lt;6);</text:p>
      <text:p text:style-name="P1"><text:tab/></text:p>
      <text:p text:style-name="P1"><text:tab/>select * from employee_details where (designation='jr.developer' or <text:tab/>designation='sr.developer') and (qualification = 'BE IT');</text:p>
      <text:p text:style-name="P1"><text:tab/></text:p>
      <text:p text:style-name="P1"><text:tab/>select * from employee_details where (designation='jr.developer' or <text:tab/>designation='sr.developer') and (qualification = 'BE CE');</text:p>
      <text:p text:style-name="P1"><text:tab/></text:p>
      <text:p text:style-name="P1"><text:tab/>select employee_id,name,email from employee_details where <text:tab/>(designation='traniee' or designation='jr.developer') and (employee_id&lt;8);</text:p>
      <text:p text:style-name="P1"><text:tab/><text:span text:style-name="T10">city</text:span></text:p>
      <text:p text:style-name="P1">17) Create a table employee where it contains id, name, city. Find the city which ends with</text:p>
      <text:p text:style-name="P1">‘abad'. Enter 30 records scattered in different cities like Hyderabad, Ahmedabad, Mumbai,</text:p>
      <text:p text:style-name="P1">Delhi, Chennai, Kochin, Kolkatta, Pune, Bangalore.</text:p>
      <text:p text:style-name="P1"/>
      <text:p text:style-name="P1"><text:tab/>create table employee (id serial primary key,name varchar(50) not null,city <text:tab/>varchar(30) not null);</text:p>
      <text:p text:style-name="P1"/>
      <text:p text:style-name="P1"><text:tab/>insert into employee (id,name,city) values (1,'raj','Ahmedabad');</text:p>
      <text:p text:style-name="P13"><text:span text:style-name="T2"><text:tab/>insert into employee (id,name,city) values (</text:span><text:span text:style-name="T3">2</text:span><text:span text:style-name="T2">,'</text:span><text:span text:style-name="T4">roy</text:span><text:span text:style-name="T2">','</text:span><text:span text:style-name="T3">Hyderabad</text:span><text:span text:style-name="T2">');</text:span></text:p>
      <text:p text:style-name="P1"><text:tab/>insert into employee (id,name,city) values (<text:span text:style-name="T10">3</text:span>,'<text:span text:style-name="T12">joy</text:span>','<text:span text:style-name="T10">Delhi</text:span>');</text:p>
      <text:p text:style-name="P5"><text:tab/>insert into employee (id,name,city) values (<text:span text:style-name="T10">4</text:span>,'<text:span text:style-name="T12">asad</text:span>','Mumbai');</text:p>
      <text:p text:style-name="P5"><text:tab/>insert into employee (id,name,city) values (<text:span text:style-name="T10">5</text:span>,'<text:span text:style-name="T12">dhruvil</text:span>','Chennai');</text:p>
      <text:p text:style-name="P5"><text:soft-page-break/><text:tab/>insert into employee (id,name,city) values (<text:span text:style-name="T10">6</text:span>,'<text:span text:style-name="T12">kajal</text:span>','Kochin');</text:p>
      <text:p text:style-name="P5"><text:tab/>insert into employee (id,name,city) values (<text:span text:style-name="T10">7</text:span>,'<text:span text:style-name="T12">maitri</text:span>','Kolkatta');</text:p>
      <text:p text:style-name="P5"><text:tab/>insert into employee (id,name,city) values (<text:span text:style-name="T10">8</text:span>,'<text:span text:style-name="T12">brijesh</text:span>','Pune');</text:p>
      <text:p text:style-name="P5"><text:tab/>insert into employee (id,name,city) values (<text:span text:style-name="T10">9</text:span>,'<text:span text:style-name="T12">vaibhav</text:span>','Bangalore');</text:p>
      <text:p text:style-name="P1"><text:tab/>insert into employee (id,name,city) values (1<text:span text:style-name="T10">0</text:span>,'<text:span text:style-name="T12">aakash</text:span>','Ahmedabad');</text:p>
      <text:p text:style-name="P1"><text:tab/>insert into employee (id,name,city) values (1<text:span text:style-name="T10">1</text:span>,'<text:span text:style-name="T12">roshan</text:span>','<text:span text:style-name="T11">Chennai</text:span>');</text:p>
      <text:p text:style-name="P1"><text:tab/>insert into employee (id,name,city) values (1<text:span text:style-name="T10">2</text:span>,'<text:span text:style-name="T12">himani</text:span>','<text:span text:style-name="T11">Bangalore</text:span>');</text:p>
      <text:p text:style-name="P1"><text:tab/>insert into employee (id,name,city) values (1<text:span text:style-name="T10">3</text:span>,'<text:span text:style-name="T12">arpita</text:span>','<text:span text:style-name="T11">Delhi</text:span>');</text:p>
      <text:p text:style-name="P1"><text:tab/>insert into employee (id,name,city) values (1<text:span text:style-name="T10">4</text:span>,'<text:span text:style-name="T12">navneet</text:span>','<text:span text:style-name="T11">Mumbai</text:span>');</text:p>
      <text:p text:style-name="P1"><text:tab/>insert into employee (id,name,city) values (1<text:span text:style-name="T10">5</text:span>,'<text:span text:style-name="T12">nidhi</text:span>','<text:span text:style-name="T11">Kochin</text:span>');</text:p>
      <text:p text:style-name="P1"><text:tab/>insert into employee (id,name,city) values (1<text:span text:style-name="T10">6</text:span>,'<text:span text:style-name="T12">dhruvi</text:span>','<text:span text:style-name="T11">Kolkatta</text:span>');</text:p>
      <text:p text:style-name="P1"><text:tab/>insert into employee (id,name,city) values (1<text:span text:style-name="T10">7</text:span>,'<text:span text:style-name="T12">rutul</text:span>','<text:span text:style-name="T11">Hyderabad</text:span>');</text:p>
      <text:p text:style-name="P1"><text:tab/>insert into employee (id,name,city) values (1<text:span text:style-name="T10">8</text:span>,'<text:span text:style-name="T12">avinash</text:span>','<text:span text:style-name="T11">Pune</text:span>');</text:p>
      <text:p text:style-name="P1"><text:tab/>insert into employee (id,name,city) values (1<text:span text:style-name="T10">9</text:span>,'<text:span text:style-name="T12">jay</text:span>','<text:span text:style-name="T11">Bangalore</text:span>');</text:p>
      <text:p text:style-name="P1"><text:tab/>insert into employee (id,name,city) values (<text:span text:style-name="T10">20</text:span>,'<text:span text:style-name="T12">meet</text:span>','<text:span text:style-name="T11">Kochin</text:span>');</text:p>
      <text:p text:style-name="P1"><text:tab/>insert into employee (id,name,city) values (<text:span text:style-name="T10">21</text:span>,'<text:span text:style-name="T12">nishant</text:span>','<text:span text:style-name="T11">Kolkatta</text:span>');</text:p>
      <text:p text:style-name="P1"><text:tab/>insert into employee (id,name,city) values (<text:span text:style-name="T10">22</text:span>,'<text:span text:style-name="T12">komal</text:span>','Ahmedabad');</text:p>
      <text:p text:style-name="P1"><text:tab/>insert into employee (id,name,city) values (<text:span text:style-name="T10">23</text:span>,'<text:span text:style-name="T12">yagnik</text:span>','<text:span text:style-name="T11">Hyderabad</text:span>');</text:p>
      <text:p text:style-name="P1"><text:tab/>insert into employee (id,name,city) values (<text:span text:style-name="T10">24</text:span>,'<text:span text:style-name="T12">gopi</text:span>','Ahmedaba<text:span text:style-name="T11">d</text:span>');</text:p>
      <text:p text:style-name="P1"><text:tab/>insert into employee (id,name,city) values (<text:span text:style-name="T10">25</text:span>,'<text:span text:style-name="T12">tausif</text:span>','<text:span text:style-name="T11">Hyderabad</text:span>');</text:p>
      <text:p text:style-name="P1"><text:tab/>insert into employee (id,name,city) values (<text:span text:style-name="T10">26</text:span>,'<text:span text:style-name="T12">abbas</text:span>','<text:span text:style-name="T11">Delhi</text:span>');</text:p>
      <text:p text:style-name="P1"><text:tab/>insert into employee (id,name,city) values (<text:span text:style-name="T10">27</text:span>,'<text:span text:style-name="T12">razak</text:span>','<text:span text:style-name="T11">Mumbai</text:span>');</text:p>
      <text:p text:style-name="P1"><text:tab/>insert into employee (id,name,city) values (<text:span text:style-name="T10">28</text:span>,'<text:span text:style-name="T12">ali</text:span>','<text:span text:style-name="T11">Pune</text:span>');</text:p>
      <text:p text:style-name="P1"><text:tab/>insert into employee (id,name,city) values (<text:span text:style-name="T10">29</text:span>,'<text:span text:style-name="T12">abubakkar</text:span>','<text:span text:style-name="T11">Kochin</text:span>');</text:p>
      <text:p text:style-name="P1"><text:tab/>insert into employee (id,name,city) values (<text:span text:style-name="T10">30</text:span>,'<text:span text:style-name="T12">faiyaz</text:span>','Ahmedabad');</text:p>
      <text:p text:style-name="P1"/>
      <text:p text:style-name="P1"/>
      <text:p text:style-name="P1">18) Search records where the city contains the string ‘under'.</text:p>
      <text:p text:style-name="P1"/>
      <text:p text:style-name="P1"><text:tab/>select city from employee where city <text:span text:style-name="T13">like </text:span>'%under%';</text:p>
      <text:p text:style-name="P1"><text:tab/>select city from employee where city like '%abad';</text:p>
      <text:p text:style-name="P1"><text:tab/>select name,city from employee where city like '%bai';</text:p>
      <text:p text:style-name="P1"><text:tab/>select name,city from employee where city like 'Mum%';</text:p>
      <text:p text:style-name="P1"><text:tab/>select name,city from employee where city like '__chin';</text:p>
      <text:p text:style-name="P1"><text:tab/>select name,city from employee where city like 'P___';</text:p>
      <text:p text:style-name="P1"><text:tab/>select name,city from employee where city like '_____abad';</text:p>
      <text:p text:style-name="P1"><text:tab/></text:p>
      <text:p text:style-name="P1">19) Search records where the third last character of the city is ‘b'.</text:p>
      <text:p text:style-name="P1"/>
      <text:p text:style-name="P1"><text:tab/>select * from employee where city like '%b__';</text:p>
      <text:p text:style-name="P1"/>
      <text:p text:style-name="P1">20) Search the records where first characterof the city is ‘A'.</text:p>
      <text:p text:style-name="P1"><text:tab/></text:p>
      <text:p text:style-name="P1"><text:tab/>select * from employee where city like 'A%';</text:p>
      <text:p text:style-name="P1"/>
      <text:p text:style-name="P1"><text:soft-page-break/>21) Search the records where second Charator of the city is ‘o'.</text:p>
      <text:p text:style-name="P1"/>
      <text:p text:style-name="P1"><text:tab/>select * from employee where city like '_o%';</text:p>
      <text:p text:style-name="P1"><text:tab/></text:p>
      <text:p text:style-name="P1">22) Search first 10 records.</text:p>
      <text:p text:style-name="P1"/>
      <text:p text:style-name="P1"><text:tab/>select * from employee fetch first 10 rows only;</text:p>
      <text:p text:style-name="P1"><text:tab/>select * from employee limit 10;</text:p>
      <text:p text:style-name="P1"><text:tab/></text:p>
      <text:p text:style-name="P6">23) Search first 5 records where city is Mumbai</text:p>
      <text:p text:style-name="P6"/>
      <text:p text:style-name="P6"><text:tab/>select * from employee where city='Mumbai' limit 5;</text:p>
      <text:p text:style-name="P6"><text:tab/>select * from employee where city like 'Mumbai' limit 5;</text:p>
      <text:p text:style-name="P6"><text:tab/></text:p>
      <text:p text:style-name="P6">24) Search first 5 records where city is Mumbai or Bangalore. Search the next 5 records skipping the first 5 records where city is Mumbai or Bangalore.</text:p>
      <text:p text:style-name="P6"><text:tab/></text:p>
      <text:p text:style-name="P6"><text:tab/>select * from employee where city='Mumbai' or city='Bangalore' limit 5;</text:p>
      <text:p text:style-name="P6"><text:tab/>select * from employee where city='Mumbai' or city ='Bangalore' offset 5;</text:p>
      <text:p text:style-name="P6"><text:tab/></text:p>
      <text:p text:style-name="P1">25) Sort the records where city is Mumbai or Bangalore by City Name.</text:p>
      <text:p text:style-name="P1"/>
      <text:p text:style-name="P1"><text:tab/>select * from employee where city='Mumbai' or city='Bangalore' order by city;</text:p>
      <text:p text:style-name="P1"><text:tab/></text:p>
      <text:p text:style-name="P1">26) Sort all the records of the table by ID in descending order.</text:p>
      <text:p text:style-name="P1"/>
      <text:p text:style-name="P1"><text:tab/>select * from employee order by id desc;</text:p>
      <text:p text:style-name="P1"/>
      <text:p text:style-name="P1">27) Insert few records where the city is not entered. Search all the records where the city field is blank.</text:p>
      <text:p text:style-name="P1"/>
      <text:p text:style-name="P1"><text:tab/>insert into employee (id,name) values (31,'asad');</text:p>
      <text:p text:style-name="P1"><text:tab/>insert into employee (id,name) values (32,'mahesh');</text:p>
      <text:p text:style-name="P1"><text:tab/>insert into employee (id,name) values (3<text:span text:style-name="T14">3</text:span>,'<text:span text:style-name="T14">jay</text:span>esh');</text:p>
      <text:p text:style-name="P1"><text:tab/>insert into employee (id,name) values (3<text:span text:style-name="T14">4</text:span>,'<text:span text:style-name="T14">ram</text:span>esh');</text:p>
      <text:p text:style-name="P1"><text:tab/>insert into employee (id,name) values (3<text:span text:style-name="T14">5</text:span>,'<text:span text:style-name="T14">raj</text:span>esh');</text:p>
      <text:p text:style-name="P1"><text:tab/></text:p>
      <text:p text:style-name="P1"><text:tab/><text:span text:style-name="T20">select * from employee where city is null;</text:span></text:p>
      <text:p text:style-name="P1"/>
      <text:p text:style-name="P1">28) Add a date field in the existing table. Search the records where date is in current year.</text:p>
      <text:p text:style-name="P1"><text:tab/></text:p>
      <text:p text:style-name="P1"><text:tab/>alter table employee add column date date;</text:p>
      <text:p text:style-name="P1"><text:tab/>update employee set date='15-12-2020' where id&lt;10;</text:p>
      <text:p text:style-name="P1"><text:tab/>update employee set date='15-12-2018' where id&gt;15;</text:p>
      <text:p text:style-name="P8"><text:soft-page-break/><text:tab/></text:p>
      <text:p text:style-name="P8"><text:tab/>select * from employee where <text:tab/>date_part('year',date)=date_part('year',current_date);</text:p>
      <text:p text:style-name="P8"/>
      <text:p text:style-name="P1">29) Enter few duplicate records where name is duplicate. Select unique records from a table.</text:p>
      <text:p text:style-name="P1"/>
      <text:p text:style-name="P7"><text:tab/>insert into employee(id,name,city) values (36,'mahesh','Ahmedabad');</text:p>
      <text:p text:style-name="P7"><text:tab/>insert into employee(id,name,city) values (37,'rajesh','Hyderabad');</text:p>
      <text:p text:style-name="P7"><text:tab/>insert into employee(id,name,city) values (38,'jayesh','Mumbai');<text:tab/></text:p>
      <text:p text:style-name="P7"/>
      <text:p text:style-name="P7"><text:tab/>select distinct name from employee;</text:p>
      <text:p text:style-name="P1"><text:tab/></text:p>
      <text:p text:style-name="P1">30) Enter a column amount in the table. Get a total of the complete amount.</text:p>
      <text:p text:style-name="P1"/>
      <text:p text:style-name="P1"><text:tab/><text:span text:style-name="T16">Alter table employee add column amount int;</text:span></text:p>
      <text:p text:style-name="P1"/>
      <text:p text:style-name="P1"><text:tab/>insert into employee (id,name,city,date,amount) values (<text:tab/>39,'mike','Ahmedabad','15-12-2020',12000);</text:p>
      <text:p text:style-name="P7"><text:tab/>insert into employee (id,name,city,date,amount) values (<text:tab/><text:span text:style-name="T15">40</text:span>,'<text:span text:style-name="T15">tom</text:span>','<text:span text:style-name="T15">Hyder</text:span>abad','15-12-20<text:span text:style-name="T15">19</text:span>',<text:span text:style-name="T15">8</text:span>000);</text:p>
      <text:p text:style-name="P7"><text:tab/>insert into employee (id,name,city,date,amount) values (<text:tab/><text:span text:style-name="T15">41</text:span>,'<text:span text:style-name="T15">joy</text:span>','<text:span text:style-name="T15">Mumbai</text:span>','15-<text:tab/>12-20<text:span text:style-name="T15">18’</text:span>,1<text:span text:style-name="T15">5</text:span>000);</text:p>
      <text:p text:style-name="P7"><text:tab/>insert into employee (id,name,city,date,amount) values (<text:tab/><text:span text:style-name="T15">42</text:span>,'<text:span text:style-name="T15">ram</text:span>','<text:span text:style-name="T15">Kolkatta</text:span>','15-<text:tab/>-2020',<text:span text:style-name="T15">7</text:span>000);</text:p>
      <text:p text:style-name="P7"><text:tab/>insert into employee (id,name,city,date,amount) values (<text:tab/><text:span text:style-name="T15">43</text:span>,'<text:span text:style-name="T15">jayesh</text:span>','Ahmedabad','15-12-2020',1<text:span text:style-name="T15">1</text:span>000);</text:p>
      <text:p text:style-name="P7"/>
      <text:p text:style-name="P7"><text:tab/>select sum(amount) as total from employee;</text:p>
      <text:p text:style-name="P1"/>
      <text:p text:style-name="P1">31) Get total of amount by city.</text:p>
      <text:p text:style-name="P1"/>
      <text:p text:style-name="P1"><text:tab/><text:span text:style-name="T21">Select distinct(city) ,sum(amount) from employee group by city;</text:span></text:p>
      <text:p text:style-name="P1"><text:tab/>select sum(amount) as Total from employee where city='Ahmedabad';</text:p>
      <text:p text:style-name="P1"><text:tab/></text:p>
      <text:p text:style-name="P1">32) Get avg of amount by city.</text:p>
      <text:p text:style-name="P1"><text:tab/></text:p>
      <text:p text:style-name="P1"><text:tab/><text:span text:style-name="T21">select distinct(city),round(avg(amount),2) from employee group by city;</text:span></text:p>
      <text:p text:style-name="P1"><text:tab/>select avg(amount) as average from employee;</text:p>
      <text:p text:style-name="P1"><text:tab/></text:p>
      <text:p text:style-name="P1">33) Get maximum amount from all records</text:p>
      <text:p text:style-name="P1"><text:tab/></text:p>
      <text:p text:style-name="P1"><text:tab/>select max(amount) as maximum from employee;</text:p>
      <text:p text:style-name="P1"><text:tab/></text:p>
      <text:p text:style-name="P1">34) Get minimum amount from all records.</text:p>
      <text:p text:style-name="P1"><text:soft-page-break/><text:tab/></text:p>
      <text:p text:style-name="P1"><text:tab/>select min(amount) as minimum from employee;</text:p>
      <text:p text:style-name="P1"><text:tab/></text:p>
      <text:p text:style-name="P1">35) Fetch the quarter of the date field for all the records.</text:p>
      <text:p text:style-name="P1"><text:tab/></text:p>
      <text:p text:style-name="P8"><text:tab/>select date_part('<text:span text:style-name="T17">quarter</text:span>',date) from employee;</text:p>
      <text:p text:style-name="P1"/>
      <text:p text:style-name="P1">36) Fetch the year of the date field for all the records.</text:p>
      <text:p text:style-name="P1"><text:tab/></text:p>
      <text:p text:style-name="P1"><text:tab/>select date_part('year',date) from employee;</text:p>
      <text:p text:style-name="P1"><text:tab/></text:p>
      <text:p text:style-name="P1">37) Fetch the weekday of the date field for all the records.</text:p>
      <text:p text:style-name="P1"><text:tab/></text:p>
      <text:p text:style-name="P1"><text:tab/>select To_Char("date",'DAY') from employee;</text:p>
      <text:p text:style-name="P1"><text:tab/>select To_Char("date",'DAY'), * from employee; <text:s text:c="2"/>//<text:span text:style-name="T18">to show with full employee details.</text:span></text:p>
      <text:p text:style-name="P1"><text:tab/></text:p>
      <text:p text:style-name="P1">38) For all the records fetch whether it's a new admission or old admission. If the date is of current year it will be a new admission else it will be an old admission.</text:p>
      <text:p text:style-name="P1"><text:tab/></text:p>
      <text:p text:style-name="P1"><text:tab/>select date_part('year',date) as year, date_part('year',date)=date_part('year',current_date) as new_old_dmission from employee;</text:p>
      <text:p text:style-name="P1"/>
      <text:p text:style-name="P1">39) Display, id, name and new/old admission. NOTE: Admission field not to be added in the</text:p>
      <text:p text:style-name="P1">table.</text:p>
      <text:p text:style-name="P1"/>
      <text:p text:style-name="P1"><text:tab/>select id,name, date_part('year',date)=date_part('year',current_date) as new_old_dmission from employee;</text:p>
      <text:p text:style-name="P1"/>
      <text:p text:style-name="P1"/>
      <text:p text:style-name="P1">40) Add a primary key to the table as id.</text:p>
      <text:p text:style-name="P1"/>
      <text:p text:style-name="P1"><text:tab/>alter table employee add primary key(id);</text:p>
      <text:p text:style-name="P1"><text:tab/></text:p>
      <text:p text:style-name="P1">41) Create two tables one will be employee and another will be city. Add a primary key id in both the tables. Add a foreign key of city in the employee table as city_id.</text:p>
      <text:p text:style-name="P1"><text:tab/> </text:p>
      <text:p text:style-name="P1"><text:tab/>create table city (id serial primary key, city varchar(50));</text:p>
      <text:p text:style-name="P1"><text:tab/>create table employee1 (id serial primary key, city_id INT, name varchar(50), <text:s/><text:tab/>CONSTRAINT fk_city FOREIGN KEY(id) REFERENCES city(id));</text:p>
      <text:p text:style-name="P1"><text:tab/></text:p>
      <text:p text:style-name="P1">42) Add a not null constraint for name field in employee.</text:p>
      <text:p text:style-name="P1"><text:tab/></text:p>
      <text:p text:style-name="P1"><text:soft-page-break/><text:tab/></text:p>
      <text:p text:style-name="P1"><text:tab/>alter table employee1 alter column name set not null;</text:p>
      <text:p text:style-name="P12"/>
      <text:p text:style-name="P1">43) Add a new field Code in the city table. Add a unique constraint on the code field.</text:p>
      <text:p text:style-name="P1"/>
      <text:p text:style-name="P1"><text:tab/>alter table city add column code int;</text:p>
      <text:p text:style-name="P1"><text:tab/>alter table city add constraint cname unique(code);</text:p>
      <text:p text:style-name="P1"/>
      <text:p text:style-name="P9">44) Add another table called Company and a primary key as id. Now add a foreign key of company in city table. Add a unique constraint with combination of company and code fields. Remove the old unique constraint with only code field.</text:p>
      <text:p text:style-name="P1">--------------------------------------------------------------------------</text:p>
      <text:p text:style-name="P1"><text:tab/>create table company (id serial primary key, name varchar(50), CONSTRAINT cmpny FOREIGN KEY(id) REFERENCES city(id));</text:p>
      <text:p text:style-name="P1"><text:tab/>alter table company add column company_name varchar(50);</text:p>
      <text:p text:style-name="P1"><text:tab/>alter table company add constraint cmpny unique(company_name,code);</text:p>
      <text:p text:style-name="P1"/>
      <text:p text:style-name="P1">-----------------------<text:span text:style-name="T19">not working..... pending-------------------------</text:span></text:p>
      <text:p text:style-name="P1"/>
      <text:p text:style-name="P1"><text:tab/></text:p>
      <text:p text:style-name="P1"/>
      <text:p text:style-name="P1">45) Check that the date is not before 2010-01-01 in the employee table using check constraint.</text:p>
      <text:p text:style-name="P1"/>
      <text:p text:style-name="P1"><text:tab/>alter table employee add constraint datecheck check(date&gt; '01-01-2010');</text:p>
      <text:p text:style-name="P1"/>
      <text:p text:style-name="P1"/>
      <text:p text:style-name="P11">Extra</text:p>
      <text:p text:style-name="P11"/>
      <text:p text:style-name="P11">1) remove not null constraint</text:p>
      <text:p text:style-name="P11"/>
      <text:p text:style-name="P11">alter table employee alter column city drop not null;</text:p>
      <text:p text:style-name="P11"/>
      <text:p text:style-name="P11">2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8:05:29.923983669</meta:creation-date>
    <dc:date>2020-12-18T16:57:47.312360876</dc:date>
    <meta:editing-duration>PT53M26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8" meta:paragraph-count="226" meta:word-count="1526" meta:character-count="13159" meta:non-whitespace-character-count="11651"/>
  </office:meta>
</office:document-meta>
</file>